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80000016A88FD29C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133cm" svg:height="12.768cm" svg:x="0.179cm" svg:y="0.241cm">
          <draw:image xlink:href="Pictures/10000000000001580000016A88FD29C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11T10:56:10</meta:creation-date>
    <dc:date>2011-10-11T10:58:01</dc:date>
    <dc:creator>Alberto Montresor</dc:creator>
    <meta:editing-duration>PT1M51S</meta:editing-duration>
    <meta:editing-cycles>2</meta:editing-cycles>
    <meta:generator>OpenOffice.org/3.3$Unix OpenOffice.org_project/330m20$Build-9567</meta:generator>
    <meta:document-statistic meta:object-count="1"/>
  </office:meta>
</office:document-meta>
</file>